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ffffff" draw:fill="none" draw:textarea-horizontal-align="justify" draw:textarea-vertical-align="middle" draw:auto-grow-height="false" fo:min-height="0.25cm" fo:min-width="0.3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draw:fill-color="#ffff99" draw:textarea-horizontal-align="justify" draw:textarea-vertical-align="middle" draw:auto-grow-height="false" fo:min-height="0.25cm" fo:min-width="0.5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0.25cm" fo:min-width="0.5cm"/>
    </style:style>
    <style:style style:name="gr6" style:family="graphic" style:parent-style-name="standard">
      <style:graphic-properties draw:stroke="none" draw:fill-color="#ffcc00" draw:textarea-horizontal-align="justify" draw:textarea-vertical-align="middle" draw:auto-grow-height="false" fo:min-height="0.25cm" fo:min-width="0.5cm"/>
    </style:style>
    <style:style style:name="gr7" style:family="graphic" style:parent-style-name="standard">
      <style:graphic-properties draw:stroke="none" draw:fill-color="#ff9900" draw:textarea-horizontal-align="justify" draw:textarea-vertical-align="middle" draw:auto-grow-height="false" fo:min-height="0.25cm" fo:min-width="0.5cm"/>
    </style:style>
    <style:style style:name="gr8" style:family="graphic" style:parent-style-name="standard">
      <style:graphic-properties draw:stroke="none" draw:fill-color="#ff9999" draw:textarea-horizontal-align="justify" draw:textarea-vertical-align="middle" draw:auto-grow-height="false" fo:min-height="0.25cm" fo:min-width="1.5cm"/>
    </style:style>
    <style:style style:name="gr9" style:family="graphic" style:parent-style-name="standard">
      <style:graphic-properties draw:stroke="none" draw:fill-color="#ff3333" draw:textarea-horizontal-align="justify" draw:textarea-vertical-align="middle" draw:auto-grow-height="false" fo:min-height="0.25cm" fo:min-width="0.5cm"/>
    </style:style>
    <style:style style:name="gr10" style:family="graphic" style:parent-style-name="standard">
      <style:graphic-properties draw:stroke="none" draw:fill-color="#ff99ff" draw:textarea-horizontal-align="justify" draw:textarea-vertical-align="middle" draw:auto-grow-height="false" fo:min-height="0.25cm" fo:min-width="0.5cm"/>
    </style:style>
    <style:style style:name="gr11" style:family="graphic" style:parent-style-name="standard">
      <style:graphic-properties draw:stroke="none" draw:fill-color="#ff33ff" draw:textarea-horizontal-align="justify" draw:textarea-vertical-align="middle" draw:auto-grow-height="false" fo:min-height="0.25cm" fo:min-width="0.5cm"/>
    </style:style>
    <style:style style:name="gr12" style:family="graphic" style:parent-style-name="standard">
      <style:graphic-properties draw:stroke="none" draw:fill-color="#cc66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draw:fill-color="#9900ff" draw:textarea-horizontal-align="justify" draw:textarea-vertical-align="middle" draw:auto-grow-height="false" fo:min-height="0.25cm" fo:min-width="1.5cm"/>
    </style:style>
    <style:style style:name="gr14" style:family="graphic" style:parent-style-name="standard">
      <style:graphic-properties draw:stroke="none" draw:fill-color="#9999ff" draw:textarea-horizontal-align="justify" draw:textarea-vertical-align="middle" draw:auto-grow-height="false" fo:min-height="0.25cm" fo:min-width="1.5cm"/>
    </style:style>
    <style:style style:name="gr15" style:family="graphic" style:parent-style-name="standard">
      <style:graphic-properties draw:stroke="none" draw:fill-color="#6666ff" draw:textarea-horizontal-align="justify" draw:textarea-vertical-align="middle" draw:auto-grow-height="false" fo:min-height="0.25cm" fo:min-width="1.5cm"/>
    </style:style>
    <style:style style:name="gr16" style:family="graphic" style:parent-style-name="standard">
      <style:graphic-properties draw:stroke="none" draw:fill-color="#3333ff" draw:textarea-horizontal-align="justify" draw:textarea-vertical-align="middle" draw:auto-grow-height="false" fo:min-height="0.25cm" fo:min-width="9.5cm"/>
    </style:style>
    <style:style style:name="gr17" style:family="graphic" style:parent-style-name="standard">
      <style:graphic-properties draw:stroke="none" draw:fill-color="#0000cc" draw:textarea-horizontal-align="justify" draw:textarea-vertical-align="middle" draw:auto-grow-height="false" fo:min-height="0.25cm" fo:min-width="9.5cm"/>
    </style:style>
    <style:style style:name="gr18" style:family="graphic" style:parent-style-name="standard">
      <style:graphic-properties draw:stroke="none" draw:fill-color="#66ccff" draw:textarea-horizontal-align="justify" draw:textarea-vertical-align="middle" draw:auto-grow-height="false" fo:min-height="0.25cm" fo:min-width="9.5cm"/>
    </style:style>
    <style:style style:name="gr19" style:family="graphic" style:parent-style-name="standard">
      <style:graphic-properties draw:stroke="none" draw:fill-color="#3399ff" draw:textarea-horizontal-align="justify" draw:textarea-vertical-align="middle" draw:auto-grow-height="false" fo:min-height="0.25cm" fo:min-width="1.526cm"/>
    </style:style>
    <style:style style:name="gr20" style:family="graphic" style:parent-style-name="standard">
      <style:graphic-properties draw:stroke="none" draw:fill-color="#66ff99" draw:textarea-horizontal-align="justify" draw:textarea-vertical-align="middle" draw:auto-grow-height="false" fo:min-height="0.25cm" fo:min-width="0cm"/>
    </style:style>
    <style:style style:name="gr21" style:family="graphic" style:parent-style-name="standard">
      <style:graphic-properties draw:stroke="none" draw:fill-color="#00cc33" draw:textarea-horizontal-align="justify" draw:textarea-vertical-align="middle" draw:auto-grow-height="false" fo:min-height="0.25cm" fo:min-width="0cm"/>
    </style:style>
    <style:style style:name="gr22" style:family="graphic" style:parent-style-name="standard">
      <style:graphic-properties draw:stroke="none" draw:fill-color="#99ff99" draw:textarea-horizontal-align="justify" draw:textarea-vertical-align="middle" draw:auto-grow-height="false" fo:min-height="0.25cm" fo:min-width="0cm"/>
    </style:style>
    <style:style style:name="gr23" style:family="graphic" style:parent-style-name="standard">
      <style:graphic-properties svg:stroke-color="#ffffff" draw:fill="none" draw:textarea-horizontal-align="justify" draw:textarea-vertical-align="middle" draw:auto-grow-height="false" fo:min-height="0.25cm" fo:min-width="3.2cm"/>
    </style:style>
    <style:style style:name="gr24" style:family="graphic" style:parent-style-name="standard">
      <style:graphic-properties svg:stroke-color="#ffffff" draw:fill="none" draw:textarea-horizontal-align="justify" draw:textarea-vertical-align="middle" draw:auto-grow-height="false" fo:min-height="0.25cm" fo:min-width="1.3cm"/>
    </style:style>
    <style:style style:name="gr25" style:family="graphic" style:parent-style-name="objectwithoutfill">
      <style:graphic-properties draw:fill="solid" draw:fill-color="#006600" draw:textarea-vertical-align="middle"/>
    </style:style>
    <style:style style:name="gr26" style:family="graphic" style:parent-style-name="standard">
      <style:graphic-properties svg:stroke-color="#ffffff" draw:fill="none" draw:textarea-horizontal-align="justify" draw:textarea-vertical-align="middle" draw:auto-grow-height="false" fo:min-height="0.25cm" fo:min-width="0.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fo:font-size="10pt" fo:background-color="transparent" style:font-size-asian="18pt" style:font-size-complex="18pt"/>
    </style:style>
    <style:style style:name="P4" style:family="paragraph">
      <loext:graphic-properties draw:fill="solid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-color="#ffff99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ffcc00"/>
      <style:paragraph-properties fo:text-align="center"/>
    </style:style>
    <style:style style:name="P8" style:family="paragraph">
      <loext:graphic-properties draw:fill-color="#ff9900"/>
      <style:paragraph-properties fo:text-align="center"/>
    </style:style>
    <style:style style:name="P9" style:family="paragraph">
      <loext:graphic-properties draw:fill-color="#ff9999"/>
      <style:paragraph-properties fo:text-align="center"/>
    </style:style>
    <style:style style:name="P10" style:family="paragraph">
      <loext:graphic-properties draw:fill-color="#ff3333"/>
      <style:paragraph-properties fo:text-align="center"/>
    </style:style>
    <style:style style:name="P11" style:family="paragraph">
      <loext:graphic-properties draw:fill-color="#ff99ff"/>
      <style:paragraph-properties fo:text-align="center"/>
    </style:style>
    <style:style style:name="P12" style:family="paragraph">
      <loext:graphic-properties draw:fill-color="#ff33ff"/>
      <style:paragraph-properties fo:text-align="center"/>
    </style:style>
    <style:style style:name="P13" style:family="paragraph">
      <loext:graphic-properties draw:fill-color="#cc66ff"/>
      <style:paragraph-properties fo:text-align="center"/>
    </style:style>
    <style:style style:name="P14" style:family="paragraph">
      <loext:graphic-properties draw:fill-color="#9900ff"/>
      <style:paragraph-properties fo:text-align="center"/>
    </style:style>
    <style:style style:name="P15" style:family="paragraph">
      <loext:graphic-properties draw:fill-color="#9999ff"/>
      <style:paragraph-properties fo:text-align="center"/>
    </style:style>
    <style:style style:name="P16" style:family="paragraph">
      <loext:graphic-properties draw:fill-color="#6666ff"/>
      <style:paragraph-properties fo:text-align="center"/>
    </style:style>
    <style:style style:name="P17" style:family="paragraph">
      <loext:graphic-properties draw:fill-color="#3333ff"/>
      <style:paragraph-properties fo:text-align="center"/>
    </style:style>
    <style:style style:name="P18" style:family="paragraph">
      <loext:graphic-properties draw:fill-color="#0000cc"/>
      <style:paragraph-properties fo:text-align="center"/>
    </style:style>
    <style:style style:name="P19" style:family="paragraph">
      <loext:graphic-properties draw:fill-color="#66ccff"/>
      <style:paragraph-properties fo:text-align="center"/>
    </style:style>
    <style:style style:name="P20" style:family="paragraph">
      <loext:graphic-properties draw:fill-color="#3399ff"/>
      <style:paragraph-properties fo:text-align="center"/>
    </style:style>
    <style:style style:name="P21" style:family="paragraph">
      <loext:graphic-properties draw:fill-color="#66ff99"/>
      <style:paragraph-properties fo:text-align="center"/>
    </style:style>
    <style:style style:name="P22" style:family="paragraph">
      <loext:graphic-properties draw:fill-color="#00cc33"/>
      <style:paragraph-properties fo:text-align="center"/>
    </style:style>
    <style:style style:name="P23" style:family="paragraph">
      <loext:graphic-properties draw:fill-color="#99ff99"/>
      <style:paragraph-properties fo:text-align="center"/>
    </style:style>
    <style:style style:name="P24" style:family="paragraph">
      <style:paragraph-properties fo:text-align="end"/>
    </style:style>
    <style:style style:name="P25" style:family="paragraph">
      <loext:graphic-properties draw:fill="none"/>
      <style:paragraph-properties fo:text-align="end"/>
      <style:text-properties fo:font-size="12pt" fo:font-weight="bold" style:font-size-asian="18pt" style:font-weight-asian="bold" style:font-size-complex="18pt" style:font-weight-complex="bold"/>
    </style:style>
    <style:style style:name="P26" style:family="paragraph">
      <style:paragraph-properties fo:text-align="center"/>
    </style:style>
    <style:style style:name="P27" style:family="paragraph">
      <loext:graphic-properties draw:fill="none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28" style:family="paragraph">
      <loext:graphic-properties draw:fill="solid" draw:fill-color="#006600"/>
      <style:paragraph-properties fo:text-align="center"/>
      <style:text-properties fo:font-size="8pt" style:font-size-asian="18pt" style:font-size-complex="18pt"/>
    </style:style>
    <style:style style:name="P29" style:family="paragraph">
      <style:paragraph-properties fo:text-align="center"/>
      <style:text-properties fo:font-size="10.5pt" style:font-size-asian="18pt" style:font-size-complex="18pt"/>
    </style:style>
    <style:style style:name="P30" style:family="paragraph">
      <loext:graphic-properties draw:fill="none"/>
      <style:paragraph-properties fo:line-height="150%" fo:text-align="center"/>
      <style:text-properties fo:font-size="10.5pt" style:font-size-asian="18pt" style:font-size-complex="18pt"/>
    </style:style>
    <style:style style:name="P31" style:family="paragraph">
      <loext:graphic-properties draw:fill="none"/>
      <style:paragraph-properties fo:text-align="center"/>
      <style:text-properties fo:font-size="10.5pt" style:font-size-asian="18pt" style:font-size-complex="18pt"/>
    </style:style>
    <style:style style:name="T1" style:family="text">
      <style:text-properties fo:font-size="10pt" fo:background-color="transparent" style:font-size-asian="18pt" style:font-size-complex="18pt"/>
    </style:style>
    <style:style style:name="T2" style:family="text">
      <style:text-properties fo:font-size="12pt" fo:font-weight="bold" style:font-size-asian="18pt" style:font-weight-asian="bold" style:font-size-complex="18pt" style:font-weight-complex="bold"/>
    </style:style>
    <style:style style:name="T3" style:family="text">
      <style:text-properties fo:font-size="10.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3cm" svg:y1="4cm" svg:x2="3cm" svg:y2="17cm">
          <text:p/>
        </draw:line>
        <draw:custom-shape draw:style-name="gr2" draw:text-style-name="P3" draw:layer="layout" svg:width="0.8cm" svg:height="0.5cm" svg:x="2.1cm" svg:y="5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.1cm" svg:y="5.5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.1cm" svg:y="6cm">
          <text:p text:style-name="P2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.1cm" svg:y="6.5cm">
          <text:p text:style-name="P2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.1cm" svg:y="7cm">
          <text:p text:style-name="P2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.1cm" svg:y="7.5cm">
          <text:p text:style-name="P2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.1cm" svg:y="8cm">
          <text:p text:style-name="P2"><text:span text:style-name="T1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.1cm" svg:y="8.5cm">
          <text:p text:style-name="P2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.1cm" svg:y="9cm">
          <text:p text:style-name="P2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.1cm" svg:y="9.5cm">
          <text:p text:style-name="P2"><text:span text:style-name="T1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.1cm" svg:y="10cm">
          <text:p text:style-name="P2"><text:span text:style-name="T1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.1cm" svg:y="10.5cm">
          <text:p text:style-name="P2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.1cm" svg:y="11cm">
          <text:p text:style-name="P2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.1cm" svg:y="11.5cm">
          <text:p text:style-name="P2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.1cm" svg:y="12cm">
          <text:p text:style-name="P2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.1cm" svg:y="12.5cm">
          <text:p text:style-name="P2"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.1cm" svg:y="13cm">
          <text:p text:style-name="P2"><text:span text:style-name="T1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.1cm" svg:y="13.5cm">
          <text:p text:style-name="P2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.1cm" svg:y="14cm">
          <text:p text:style-name="P2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2cm" svg:y1="16cm" svg:x2="28cm" svg:y2="16cm">
          <text:p/>
        </draw:line>
        <draw:custom-shape draw:style-name="gr4" draw:text-style-name="P5" draw:layer="layout" svg:width="1cm" svg:height="0.5cm" svg:x="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cm" svg:height="0.5cm" svg:x="4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cm" svg:height="0.5cm" svg:x="4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cm" svg:height="0.5cm" svg:x="4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0.5cm" svg:x="5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cm" svg:height="0.5cm" svg:x="7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cm" svg:height="0.5cm" svg:x="8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1cm" svg:height="0.5cm" svg:x="8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1cm" svg:height="0.5cm" svg:x="8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2cm" svg:height="0.5cm" svg:x="9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2cm" svg:height="0.5cm" svg:x="11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layout" svg:width="2cm" svg:height="0.5cm" svg:x="13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layout" svg:width="10cm" svg:height="0.5cm" svg:x="13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10cm" svg:height="0.5cm" svg:x="13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draw:layer="layout" svg:width="10cm" svg:height="0.5cm" svg:x="13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draw:layer="layout" svg:width="2.026cm" svg:height="0.5cm" svg:x="23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1" draw:layer="layout" svg:width="0.2cm" svg:height="0.5cm" svg:x="25.026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2" draw:layer="layout" svg:width="0.4cm" svg:height="0.5cm" svg:x="25.226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draw:layer="layout" svg:width="0.195cm" svg:height="0.5cm" svg:x="25.631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5" draw:layer="layout" svg:width="3.7cm" svg:height="0.5cm" svg:x="24.3cm" svg:y="17.5cm">
          <text:p text:style-name="P24"><text:span text:style-name="T2">Tempo (in o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1.8cm" svg:height="0.5cm" svg:x="1.1cm" svg:y="3.9cm">
          <text:p text:style-name="P26"><text:span text:style-name="T2">Attività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5" draw:text-style-name="P28" draw:layer="layout" svg:x1="3.995cm" svg:y1="15.8cm" svg:x2="3.995cm" svg:y2="16.2cm">
            <text:p/>
          </draw:line>
          <draw:custom-shape draw:style-name="gr26" draw:text-style-name="P30" draw:layer="layout" svg:width="0.59cm" svg:height="0.5cm" svg:x="3.7cm" svg:y="16.5cm">
            <text:p text:style-name="P29"><text:span text:style-name="T3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28" draw:layer="layout" svg:x1="4.995cm" svg:y1="15.8cm" svg:x2="4.995cm" svg:y2="16.2cm">
            <text:p/>
          </draw:line>
          <draw:custom-shape draw:style-name="gr26" draw:text-style-name="P31" draw:layer="layout" svg:width="0.59cm" svg:height="0.5cm" svg:x="4.7cm" svg:y="16.5cm">
            <text:p text:style-name="P29"><text:span text:style-name="T3">1</text:span><text:span text:style-name="T3">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28" draw:layer="layout" svg:x1="5.995cm" svg:y1="15.8cm" svg:x2="5.995cm" svg:y2="16.2cm">
            <text:p/>
          </draw:line>
          <draw:custom-shape draw:style-name="gr26" draw:text-style-name="P31" draw:layer="layout" svg:width="0.59cm" svg:height="0.5cm" svg:x="5.7cm" svg:y="16.5cm">
            <text:p text:style-name="P29"><text:span text:style-name="T3">1</text:span><text:span text:style-name="T3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28" draw:layer="layout" svg:x1="6.995cm" svg:y1="15.8cm" svg:x2="6.995cm" svg:y2="16.2cm">
            <text:p/>
          </draw:line>
          <draw:custom-shape draw:style-name="gr26" draw:text-style-name="P31" draw:layer="layout" svg:width="0.59cm" svg:height="0.5cm" svg:x="6.7cm" svg:y="16.5cm">
            <text:p text:style-name="P29"><text:span text:style-name="T3">2</text:span><text:span text:style-name="T3">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28" draw:layer="layout" svg:x1="7.995cm" svg:y1="15.8cm" svg:x2="7.995cm" svg:y2="16.2cm">
            <text:p/>
          </draw:line>
          <draw:custom-shape draw:style-name="gr26" draw:text-style-name="P31" draw:layer="layout" svg:width="0.59cm" svg:height="0.5cm" svg:x="7.7cm" svg:y="16.5cm">
            <text:p text:style-name="P29"><text:span text:style-name="T3">2</text:span><text:span text:style-name="T3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28" draw:layer="layout" svg:x1="8.995cm" svg:y1="15.8cm" svg:x2="8.995cm" svg:y2="16.2cm">
            <text:p/>
          </draw:line>
          <draw:custom-shape draw:style-name="gr26" draw:text-style-name="P31" draw:layer="layout" svg:width="0.59cm" svg:height="0.5cm" svg:x="8.7cm" svg:y="16.5cm">
            <text:p text:style-name="P29"><text:span text:style-name="T3">3</text:span><text:span text:style-name="T3">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28" draw:layer="layout" svg:x1="9.995cm" svg:y1="15.8cm" svg:x2="9.995cm" svg:y2="16.2cm">
            <text:p/>
          </draw:line>
          <draw:custom-shape draw:style-name="gr26" draw:text-style-name="P31" draw:layer="layout" svg:width="0.59cm" svg:height="0.5cm" svg:x="9.7cm" svg:y="16.5cm">
            <text:p text:style-name="P29"><text:span text:style-name="T3">3</text:span><text:span text:style-name="T3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28" draw:layer="layout" svg:x1="10.995cm" svg:y1="15.8cm" svg:x2="10.995cm" svg:y2="16.2cm">
            <text:p/>
          </draw:line>
          <draw:custom-shape draw:style-name="gr26" draw:text-style-name="P31" draw:layer="layout" svg:width="0.59cm" svg:height="0.5cm" svg:x="10.7cm" svg:y="16.5cm">
            <text:p text:style-name="P29"><text:span text:style-name="T3">4</text:span><text:span text:style-name="T3">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28" draw:layer="layout" svg:x1="11.995cm" svg:y1="15.8cm" svg:x2="11.995cm" svg:y2="16.2cm">
            <text:p/>
          </draw:line>
          <draw:custom-shape draw:style-name="gr26" draw:text-style-name="P31" draw:layer="layout" svg:width="0.59cm" svg:height="0.5cm" svg:x="11.7cm" svg:y="16.5cm">
            <text:p text:style-name="P29"><text:span text:style-name="T3">4</text:span><text:span text:style-name="T3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28" draw:layer="layout" svg:x1="12.995cm" svg:y1="15.8cm" svg:x2="12.995cm" svg:y2="16.2cm">
            <text:p/>
          </draw:line>
          <draw:custom-shape draw:style-name="gr26" draw:text-style-name="P31" draw:layer="layout" svg:width="0.59cm" svg:height="0.5cm" svg:x="12.7cm" svg:y="16.5cm">
            <text:p text:style-name="P29"><text:span text:style-name="T3">5</text:span><text:span text:style-name="T3">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28" draw:layer="layout" svg:x1="13.995cm" svg:y1="15.8cm" svg:x2="13.995cm" svg:y2="16.2cm">
            <text:p/>
          </draw:line>
          <draw:custom-shape draw:style-name="gr26" draw:text-style-name="P31" draw:layer="layout" svg:width="0.59cm" svg:height="0.5cm" svg:x="13.7cm" svg:y="16.5cm">
            <text:p text:style-name="P29"><text:span text:style-name="T3">5</text:span><text:span text:style-name="T3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28" draw:layer="layout" svg:x1="14.995cm" svg:y1="15.8cm" svg:x2="14.995cm" svg:y2="16.2cm">
            <text:p/>
          </draw:line>
          <draw:custom-shape draw:style-name="gr26" draw:text-style-name="P31" draw:layer="layout" svg:width="0.59cm" svg:height="0.5cm" svg:x="14.7cm" svg:y="16.5cm">
            <text:p text:style-name="P29"><text:span text:style-name="T3">6</text:span><text:span text:style-name="T3">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28" draw:layer="layout" svg:x1="15.995cm" svg:y1="15.8cm" svg:x2="15.995cm" svg:y2="16.2cm">
            <text:p/>
          </draw:line>
          <draw:custom-shape draw:style-name="gr26" draw:text-style-name="P31" draw:layer="layout" svg:width="0.59cm" svg:height="0.5cm" svg:x="15.7cm" svg:y="16.5cm">
            <text:p text:style-name="P29"><text:span text:style-name="T3">6</text:span><text:span text:style-name="T3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28" draw:layer="layout" svg:x1="16.995cm" svg:y1="15.8cm" svg:x2="16.995cm" svg:y2="16.2cm">
            <text:p/>
          </draw:line>
          <draw:custom-shape draw:style-name="gr26" draw:text-style-name="P31" draw:layer="layout" svg:width="0.59cm" svg:height="0.5cm" svg:x="16.7cm" svg:y="16.5cm">
            <text:p text:style-name="P29"><text:span text:style-name="T3">7</text:span><text:span text:style-name="T3">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28" draw:layer="layout" svg:x1="17.995cm" svg:y1="15.8cm" svg:x2="17.995cm" svg:y2="16.2cm">
            <text:p/>
          </draw:line>
          <draw:custom-shape draw:style-name="gr26" draw:text-style-name="P31" draw:layer="layout" svg:width="0.59cm" svg:height="0.5cm" svg:x="17.7cm" svg:y="16.5cm">
            <text:p text:style-name="P29"><text:span text:style-name="T3">7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28" draw:layer="layout" svg:x1="18.995cm" svg:y1="15.8cm" svg:x2="18.995cm" svg:y2="16.2cm">
            <text:p/>
          </draw:line>
          <draw:custom-shape draw:style-name="gr26" draw:text-style-name="P31" draw:layer="layout" svg:width="0.59cm" svg:height="0.5cm" svg:x="18.7cm" svg:y="16.5cm">
            <text:p text:style-name="P29"><text:span text:style-name="T3">8</text:span><text:span text:style-name="T3">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28" draw:layer="layout" svg:x1="19.995cm" svg:y1="15.8cm" svg:x2="19.995cm" svg:y2="16.2cm">
            <text:p/>
          </draw:line>
          <draw:custom-shape draw:style-name="gr26" draw:text-style-name="P31" draw:layer="layout" svg:width="0.59cm" svg:height="0.5cm" svg:x="19.7cm" svg:y="16.5cm">
            <text:p text:style-name="P29"><text:span text:style-name="T3">8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28" draw:layer="layout" svg:x1="20.997cm" svg:y1="15.8cm" svg:x2="20.997cm" svg:y2="16.2cm">
            <text:p/>
          </draw:line>
          <draw:custom-shape draw:style-name="gr26" draw:text-style-name="P31" draw:layer="layout" svg:width="0.59cm" svg:height="0.5cm" svg:x="20.702cm" svg:y="16.5cm">
            <text:p text:style-name="P29"><text:span text:style-name="T3">9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28" draw:layer="layout" svg:x1="21.997cm" svg:y1="15.8cm" svg:x2="21.997cm" svg:y2="16.2cm">
            <text:p/>
          </draw:line>
          <draw:custom-shape draw:style-name="gr26" draw:text-style-name="P31" draw:layer="layout" svg:width="0.59cm" svg:height="0.5cm" svg:x="21.702cm" svg:y="16.5cm">
            <text:p text:style-name="P29"><text:span text:style-name="T3">9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28" draw:layer="layout" svg:x1="22.997cm" svg:y1="15.8cm" svg:x2="22.997cm" svg:y2="16.2cm">
            <text:p/>
          </draw:line>
          <draw:custom-shape draw:style-name="gr26" draw:text-style-name="P31" draw:layer="layout" svg:width="0.59cm" svg:height="0.5cm" svg:x="22.702cm" svg:y="16.5cm">
            <text:p text:style-name="P29"><text:span text:style-name="T3">10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28" draw:layer="layout" svg:x1="23.997cm" svg:y1="15.8cm" svg:x2="23.997cm" svg:y2="16.2cm">
            <text:p/>
          </draw:line>
          <draw:custom-shape draw:style-name="gr26" draw:text-style-name="P31" draw:layer="layout" svg:width="0.59cm" svg:height="0.5cm" svg:x="23.702cm" svg:y="16.5cm">
            <text:p text:style-name="P29"><text:span text:style-name="T3">10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28" draw:layer="layout" svg:x1="24.997cm" svg:y1="15.8cm" svg:x2="24.997cm" svg:y2="16.2cm">
            <text:p/>
          </draw:line>
          <draw:custom-shape draw:style-name="gr26" draw:text-style-name="P31" draw:layer="layout" svg:width="0.59cm" svg:height="0.5cm" svg:x="24.702cm" svg:y="16.5cm">
            <text:p text:style-name="P29"><text:span text:style-name="T3">1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28" draw:layer="layout" svg:x1="25.997cm" svg:y1="15.8cm" svg:x2="25.997cm" svg:y2="16.2cm">
            <text:p/>
          </draw:line>
          <draw:custom-shape draw:style-name="gr26" draw:text-style-name="P31" draw:layer="layout" svg:width="0.59cm" svg:height="0.5cm" svg:x="25.702cm" svg:y="16.5cm">
            <text:p text:style-name="P29"><text:span text:style-name="T3">11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28" draw:layer="layout" svg:x1="26.997cm" svg:y1="15.8cm" svg:x2="26.997cm" svg:y2="16.2cm">
            <text:p/>
          </draw:line>
          <draw:custom-shape draw:style-name="gr26" draw:text-style-name="P31" draw:layer="layout" svg:width="0.59cm" svg:height="0.5cm" svg:x="26.702cm" svg:y="16.5cm">
            <text:p text:style-name="P29"><text:span text:style-name="T3">12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solid" draw:fill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2:45:19.054000000</meta:creation-date>
    <dc:date>2019-01-07T12:39:12.509464698</dc:date>
    <meta:editing-duration>PT28M55S</meta:editing-duration>
    <meta:editing-cycles>7</meta:editing-cycles>
    <meta:generator>LibreOffice/6.0.6.2$Linux_X86_64 LibreOffice_project/00m0$Build-2</meta:generator>
    <meta:document-statistic meta:object-count="114"/>
  </office:meta>
</office:document-meta>
</file>